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YME TICONA, VICTOR RAU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767500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AMANI CCAMA, EFRAI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9334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LAYME TICONA, VICTOR RAU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67500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5.2</text:p>
          </table:table-cell>
          <table:table-cell table:style-name="Tableau1.A2" office:value-type="string">
            <text:p text:style-name="P13">10</text:p>
          </table:table-cell>
          <table:table-cell table:style-name="Tableau1.D2" office:value-type="string">
            <text:p text:style-name="P12">352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5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0:45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